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900000202266617BA4860EBF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17cm" svg:height="13.599cm" svg:x="1.927cm" svg:y="1.688cm">
          <draw:image xlink:href="Pictures/100000010000028900000202266617BA4860EBF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3T15:27:01.827876164</meta:creation-date>
    <dc:date>2024-10-13T15:30:23.373134922</dc:date>
    <meta:editing-duration>PT3M22S</meta:editing-duration>
    <meta:editing-cycles>2</meta:editing-cycles>
    <meta:generator>LibreOffice/7.3.7.2$Linux_X86_64 LibreOffice_project/30$Build-2</meta:generator>
    <meta:document-statistic meta:object-count="1"/>
  </office:meta>
</office:document-meta>
</file>